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weight="bold" officeooo:paragraph-rsid="0013d478" fo:background-color="#ffff00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72b4b" officeooo:paragraph-rsid="00172b4b" style:font-weight-asian="bold" style:font-weight-complex="bold"/>
    </style:style>
    <style:style style:name="P4" style:family="paragraph" style:parent-style-name="Standard">
      <style:text-properties fo:font-weight="bold" officeooo:rsid="0018f415" officeooo:paragraph-rsid="0018f415" style:font-weight-asian="bold" style:font-weight-complex="bold"/>
    </style:style>
    <style:style style:name="P5" style:family="paragraph" style:parent-style-name="Standard">
      <style:text-properties fo:font-weight="bold" officeooo:rsid="00236110" officeooo:paragraph-rsid="00236110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paragraph-rsid="00216df2" style:font-weight-asian="normal" style:font-weight-complex="normal"/>
    </style:style>
    <style:style style:name="P8" style:family="paragraph" style:parent-style-name="Standard">
      <style:text-properties fo:font-weight="normal" officeooo:rsid="002aa203" officeooo:paragraph-rsid="002aa203" style:font-weight-asian="normal" style:font-weight-complex="normal"/>
    </style:style>
    <style:style style:name="P9" style:family="paragraph" style:parent-style-name="Standard">
      <style:text-properties fo:font-weight="normal" officeooo:rsid="002d513a" officeooo:paragraph-rsid="002d513a" style:font-weight-asian="normal" style:font-weight-complex="normal"/>
    </style:style>
    <style:style style:name="P10" style:family="paragraph" style:parent-style-name="Standard">
      <style:text-properties officeooo:paragraph-rsid="001da7b6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3d4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1da7b6" style:font-weight-asian="bold" style:font-weight-complex="bold"/>
    </style:style>
    <style:style style:name="T6" style:family="text">
      <style:text-properties officeooo:rsid="0018f415"/>
    </style:style>
    <style:style style:name="T7" style:family="text">
      <style:text-properties officeooo:rsid="0024f3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– <text:span text:style-name="T1">III</text:span></text:p>
      <text:p text:style-name="Standard"/>
      <text:p text:style-name="P2">1. ls --&gt; Display hidden files</text:p>
      <text:p text:style-name="P6">amit@amit-Lenovo-ideapad-510-15IKB:~/Desktop/CDAC/OS/Assignments$ <text:span text:style-name="T4">ls -a</text:span></text:p>
      <text:p text:style-name="P6">. <text:s text:c="16"/>Assignment03.odt <text:s/>.~lock.Assignment03.odt#</text:p>
      <text:p text:style-name="P6">.. <text:s text:c="15"/>demo1.txt <text:s text:c="8"/>one</text:p>
      <text:p text:style-name="P6">Assignment01.odt <text:s/>demo2.txt <text:s text:c="8"/>practice1.txt</text:p>
      <text:p text:style-name="P6">Assignment02.odt <text:s/>demo3.txt <text:s text:c="8"/>RaskarAmit.txt</text:p>
      <text:p text:style-name="P6"/>
      <text:p text:style-name="P6"/>
      <text:p text:style-name="P2">2. rename --&gt; Rename all *.txt files to *.htm</text:p>
      <text:p text:style-name="Standard">amit@amit-Lenovo-ideapad-510-15IKB:~/Desktop/CDAC/OS/Assignments/one/two/three$ <text:span text:style-name="T4">mv 3.txt 3.htm</text:span></text:p>
      <text:p text:style-name="Standard">amit@amit-Lenovo-ideapad-510-15IKB:~/Desktop/CDAC/OS/Assignments/one/two/three$ <text:span text:style-name="T4">ls</text:span></text:p>
      <text:p text:style-name="Standard">333.txt <text:s/>33.txt <text:s/>3.htm</text:p>
      <text:p text:style-name="Standard"/>
      <text:p text:style-name="P2">3. ln -s --&gt; Create symbolic link (shortcut) for a file</text:p>
      <text:p text:style-name="P4">==&gt; it will create shortcut of that file </text:p>
      <text:p text:style-name="Standard">amit@amit-Lenovo-ideapad-510-15IKB:~/Desktop/CDAC/OS/Assignments/one/two/three$ <text:span text:style-name="T4">ln -s 4.html</text:span></text:p>
      <text:p text:style-name="Standard">amit@amit-Lenovo-ideapad-510-15IKB:~/Desktop/CDAC/OS/Assignments/one/two/three$ ls</text:p>
      <text:p text:style-name="Standard">333.txt <text:s/>33.txt <text:s/>3.html <text:s/>4.html</text:p>
      <text:p text:style-name="Standard"/>
      <text:p text:style-name="Standard"/>
      <text:p text:style-name="P2">4. ln --&gt; Create hard link for a file</text:p>
      <text:p text:style-name="P3">==&gt; Hard link will automatically write data in file2 which is written in file1 <text:span text:style-name="T6">i.e. ln file1 file 2 </text:span></text:p>
      <text:p text:style-name="P4">if we write xyz in file1, it will automatically get reflected in file2 (it will create clone of file1)</text:p>
      <text:p text:style-name="P2"/>
      <text:p text:style-name="Standard">amit@amit-Lenovo-ideapad-510-15IKB:~/Desktop/CDAC/OS/Assignments/one/two/three$ <text:span text:style-name="T4">cat 33.txt</text:span></text:p>
      <text:p text:style-name="Standard">amit@amit-Lenovo-ideapad-510-15IKB:~/Desktop/CDAC/OS/Assignments/one/two/three$ <text:span text:style-name="T4">cat &gt;&gt; 33.txt</text:span></text:p>
      <text:p text:style-name="Standard">hello pune</text:p>
      <text:p text:style-name="Standard">amit@amit-Lenovo-ideapad-510-15IKB:~/Desktop/CDAC/OS/Assignments/one/two/three$ <text:span text:style-name="T4">cat 33.txt</text:span></text:p>
      <text:p text:style-name="Standard">hello pune</text:p>
      <text:p text:style-name="Standard">amit@amit-Lenovo-ideapad-510-15IKB:~/Desktop/CDAC/OS/Assignments/one/two/three$ <text:span text:style-name="T4">ln 33.txt 4.txt</text:span></text:p>
      <text:p text:style-name="Standard">amit@amit-Lenovo-ideapad-510-15IKB:~/Desktop/CDAC/OS/Assignments/one/two/three$ <text:span text:style-name="T4">cat 33.txt</text:span></text:p>
      <text:p text:style-name="Standard">hello pune</text:p>
      <text:p text:style-name="Standard">amit@amit-Lenovo-ideapad-510-15IKB:~/Desktop/CDAC/OS/Assignments/one/two/three$ <text:span text:style-name="T4">cat 4.txt</text:span></text:p>
      <text:p text:style-name="Standard">hello pune</text:p>
      <text:p text:style-name="Standard">amit@amit-Lenovo-ideapad-510-15IKB:~/Desktop/CDAC/OS/Assignments/one/two/three$ <text:span text:style-name="T4">cat &gt;&gt; 33.txt</text:span></text:p>
      <text:p text:style-name="Standard">hii</text:p>
      <text:p text:style-name="Standard">amit@amit-Lenovo-ideapad-510-15IKB:~/Desktop/CDAC/OS/Assignments/one/two/three$ <text:span text:style-name="T4">cat 4.txt</text:span></text:p>
      <text:p text:style-name="Standard">hello pune</text:p>
      <text:p text:style-name="Standard">hii</text:p>
      <text:p text:style-name="Standard"/>
      <text:p text:style-name="Standard"><text:soft-page-break/></text:p>
      <text:p text:style-name="P2">5. stat --&gt; Display time stamp of the file</text:p>
      <text:p text:style-name="Standard">amit@amit-Lenovo-ideapad-510-15IKB:~/Desktop/CDAC/OS/Assignments/one/two/three$ <text:span text:style-name="T4">stat 33.txt</text:span></text:p>
      <text:p text:style-name="Standard"><text:s text:c="2"/>File: 33.txt</text:p>
      <text:p text:style-name="Standard"><text:s text:c="2"/>Size: 15 <text:s text:c="7"/><text:tab/>Blocks: 8 <text:s text:c="9"/>IO Block: 4096 <text:s text:c="2"/>regular file</text:p>
      <text:p text:style-name="Standard">Device: 809h/2057d<text:tab/>Inode: 4596517 <text:s text:c="4"/>Links: 2</text:p>
      <text:p text:style-name="Standard">Access: (0664/-rw-rw-r--) <text:s/>Uid: ( 1000/ <text:s text:c="3"/>amit) <text:s text:c="2"/>Gid: ( 1000/ <text:s text:c="3"/>amit)</text:p>
      <text:p text:style-name="Standard">Access: 2024-06-03 18:05:21.118707529 +0530</text:p>
      <text:p text:style-name="Standard">Modify: 2024-06-03 18:05:13.454536387 +0530</text:p>
      <text:p text:style-name="Standard">Change: 2024-06-03 18:05:13.454536387 +0530</text:p>
      <text:p text:style-name="Standard"><text:s/>Birth: 2024-06-01 18:23:17.388790165 +0530</text:p>
      <text:p text:style-name="Standard"/>
      <text:p text:style-name="Standard"/>
      <text:p text:style-name="P2">6. touch --&gt; Change the time stamp of the file</text:p>
      <text:p text:style-name="Standard">amit@amit-Lenovo-ideapad-510-15IKB:~/Desktop/CDAC/OS/Assignments/one/two/three$ <text:span text:style-name="T4">stat 33.txt</text:span></text:p>
      <text:p text:style-name="Standard"><text:s text:c="2"/>File: 33.txt</text:p>
      <text:p text:style-name="Standard"><text:s text:c="2"/>Size: 15 <text:s text:c="7"/><text:tab/>Blocks: 8 <text:s text:c="9"/>IO Block: 4096 <text:s text:c="2"/>regular file</text:p>
      <text:p text:style-name="Standard">Device: 809h/2057d<text:tab/>Inode: 4596517 <text:s text:c="4"/>Links: 2</text:p>
      <text:p text:style-name="Standard">Access: (0664/-rw-rw-r--) <text:s/>Uid: ( 1000/ <text:s text:c="3"/>amit) <text:s text:c="2"/>Gid: ( 1000/ <text:s text:c="3"/>amit)</text:p>
      <text:p text:style-name="Standard">Access: 2024-06-03 18:05:21.118707529 +0530</text:p>
      <text:p text:style-name="Standard">Modify: 2024-06-03 18:05:13.454536387 +0530</text:p>
      <text:p text:style-name="Standard">Change: 2024-06-03 18:05:13.454536387 +0530</text:p>
      <text:p text:style-name="Standard"><text:s/>Birth: 2024-06-01 18:23:17.388790165 +0530</text:p>
      <text:p text:style-name="Standard">amit@amit-Lenovo-ideapad-510-15IKB:~/Desktop/CDAC/OS/Assignments/one/two/three$ <text:span text:style-name="T4">touch 33.txt</text:span></text:p>
      <text:p text:style-name="Standard">amit@amit-Lenovo-ideapad-510-15IKB:~/Desktop/CDAC/OS/Assignments/one/two/three$ <text:span text:style-name="T4">stat 33.txt</text:span></text:p>
      <text:p text:style-name="Standard"><text:s text:c="2"/>File: 33.txt</text:p>
      <text:p text:style-name="Standard"><text:s text:c="2"/>Size: 15 <text:s text:c="7"/><text:tab/>Blocks: 8 <text:s text:c="9"/>IO Block: 4096 <text:s text:c="2"/>regular file</text:p>
      <text:p text:style-name="Standard">Device: 809h/2057d<text:tab/>Inode: 4596517 <text:s text:c="4"/>Links: 2</text:p>
      <text:p text:style-name="Standard">Access: (0664/-rw-rw-r--) <text:s/>Uid: ( 1000/ <text:s text:c="3"/>amit) <text:s text:c="2"/>Gid: ( 1000/ <text:s text:c="3"/>amit)</text:p>
      <text:p text:style-name="Standard">Access: 2024-06-03 18:14:16.726594603 +0530</text:p>
      <text:p text:style-name="Standard">Modify: 2024-06-03 18:14:16.726594603 +0530</text:p>
      <text:p text:style-name="Standard">Change: 2024-06-03 18:14:16.726594603 +0530</text:p>
      <text:p text:style-name="Standard"><text:s/>Birth: 2024-06-01 18:23:17.388790165 +0530</text:p>
      <text:p text:style-name="Standard"/>
      <text:p text:style-name="Standard"/>
      <text:p text:style-name="P2">7. touch --&gt; Create empty file</text:p>
      <text:p text:style-name="Standard">amit@amit-Lenovo-ideapad-510-15IKB:~/Desktop/CDAC/OS/Assignments/one/two/three$ <text:span text:style-name="T4">ls</text:span></text:p>
      <text:p text:style-name="Standard">333.txt <text:s/>33.txt <text:s/>3.html <text:s/>4.html <text:s/>4.txt</text:p>
      <text:p text:style-name="Standard">amit@amit-Lenovo-ideapad-510-15IKB:~/Desktop/CDAC/OS/Assignments/one/two/three$ <text:span text:style-name="T4">touch 44.txt</text:span></text:p>
      <text:p text:style-name="Standard">amit@amit-Lenovo-ideapad-510-15IKB:~/Desktop/CDAC/OS/Assignments/one/two/three$ <text:span text:style-name="T4">ls</text:span></text:p>
      <text:p text:style-name="Standard">333.txt <text:s/>33.txt <text:s/>3.html <text:s/>44.txt <text:s/>4.html <text:s/>4.txt</text:p>
      <text:p text:style-name="Standard"/>
      <text:p text:style-name="Standard"/>
      <text:p text:style-name="P2">8. tail --&gt; Print all lines in a file from fifth line onwards</text:p>
      <text:p text:style-name="Standard">amit@amit-Lenovo-ideapad-510-15IKB:~/Desktop/CDAC/OS/Assignments/one/two/three$ <text:span text:style-name="T4">tail -n +5 33.txt </text:span></text:p>
      <text:p text:style-name="Standard">here</text:p>
      <text:p text:style-name="Standard"><text:soft-page-break/>from</text:p>
      <text:p text:style-name="Standard">pune</text:p>
      <text:p text:style-name="Standard"/>
      <text:p text:style-name="Standard"/>
      <text:p text:style-name="P2">9. init 0, poweroffShutdown (Only for super-user)</text:p>
      <text:p text:style-name="P10">amit@amit-Lenovo-ideapad-510-15IKB:~/Desktop/CDAC/OS/Assignments/one/two/three$ <text:span text:style-name="T5">init 0</text:span></text:p>
      <text:p text:style-name="Standard"/>
      <text:p text:style-name="P2">10.init 6, rebootReboot (Only for super-user)</text:p>
      <text:p text:style-name="P10">amit@amit-Lenovo-ideapad-510-15IKB:~/Desktop/CDAC/OS/Assignments/one/two/three$ <text:span text:style-name="T5">init 6</text:span></text:p>
      <text:p text:style-name="Standard"/>
      <text:p text:style-name="P2">12. whoami --&gt; Find current user</text:p>
      <text:p text:style-name="Standard">amit@amit-Lenovo-ideapad-510-15IKB:~/Desktop/CDAC/OS/Assignments/one/two/three$ <text:span text:style-name="T4">whoami</text:span></text:p>
      <text:p text:style-name="Standard">amit</text:p>
      <text:p text:style-name="Standard"/>
      <text:p text:style-name="P2">13. tty --&gt; Find current terminal</text:p>
      <text:p text:style-name="Standard">amit@amit-Lenovo-ideapad-510-15IKB:~/Desktop/CDAC/OS/Assignments/one/two/three$ <text:span text:style-name="T4">tty</text:span></text:p>
      <text:p text:style-name="Standard">/dev/pts/0</text:p>
      <text:p text:style-name="Standard"/>
      <text:p text:style-name="Standard"/>
      <text:p text:style-name="P2">14. who am i --&gt; Find current user and terminal</text:p>
      <text:p text:style-name="P7">amit@amit-Lenovo-ideapad-510-15IKB:~/Desktop/CDAC/OS/Assignments/one/two/three$ <text:span text:style-name="T4">who</text:span></text:p>
      <text:p text:style-name="P7">amit <text:s text:c="4"/>tty2 <text:s text:c="8"/>2024-06-02 15:46 (tty2)</text:p>
      <text:p text:style-name="Standard"/>
      <text:p text:style-name="Standard"/>
      <text:p text:style-name="P2">15. users --&gt; Find all users logged into the system</text:p>
      <text:p text:style-name="P6">amit@amit-Lenovo-ideapad-510-15IKB:~/Desktop/CDAC/OS/Assignments/one/two/three$ <text:span text:style-name="T4">users</text:span></text:p>
      <text:p text:style-name="P6">amit</text:p>
      <text:p text:style-name="P2"/>
      <text:p text:style-name="P2">16. who --&gt; Find all users logged in and terminals in use</text:p>
      <text:p text:style-name="P6">amit@amit-Lenovo-ideapad-510-15IKB:~/Desktop/CDAC/OS/Assignments/one/two/three$ <text:span text:style-name="T4">who</text:span></text:p>
      <text:p text:style-name="P6">amit <text:s text:c="4"/>tty2 <text:s text:c="8"/>2024-06-02 15:46 (tty2)</text:p>
      <text:p text:style-name="P2"/>
      <text:p text:style-name="P2">17. grep, egrep, fgrep --&gt; Find a given word/pattern from the file</text:p>
      <text:p text:style-name="P5">grep =&gt; GNU regular expression (to find in a string)</text:p>
      <text:p text:style-name="P5">egrep =&gt; to find in a string with wild cards ^(starting with), $(ending with),etc</text:p>
      <text:p text:style-name="P5">fgrep =&gt; <text:span text:style-name="T7">to find wildcards in a string or using wildcards without using /</text:span></text:p>
      <text:p text:style-name="P5"/>
      <text:p text:style-name="P6">amit@amit-Lenovo-ideapad-510-15IKB:~/Desktop/CDAC/OS/Assignments/one/two/three$ <text:span text:style-name="T4">grep hi 33.txt</text:span></text:p>
      <text:p text:style-name="P6">hii</text:p>
      <text:p text:style-name="P6">amit@amit-Lenovo-ideapad-510-15IKB:~/Desktop/CDAC/OS/Assignments/one/two/three$ <text:span text:style-name="T4">egrep "^h" 33.txt</text:span></text:p>
      <text:p text:style-name="P6">hello pune</text:p>
      <text:p text:style-name="P6">hii</text:p>
      <text:p text:style-name="P6">here</text:p>
      <text:p text:style-name="P6">amit@amit-Lenovo-ideapad-510-15IKB:~/Desktop/CDAC/OS/Assignments/one/two/three$ <text:span text:style-name="T4">egrep "e$" 33.txt</text:span></text:p>
      <text:p text:style-name="P6">hello pune</text:p>
      <text:p text:style-name="P6">here</text:p>
      <text:p text:style-name="P6">pune</text:p>
      <text:p text:style-name="P6"><text:soft-page-break/>amit@amit-Lenovo-ideapad-510-15IKB:~/Desktop/CDAC/OS/Assignments/one/two/three$ <text:span text:style-name="T4">fgrep "^" 33.txt</text:span></text:p>
      <text:p text:style-name="P6">^hi</text:p>
      <text:p text:style-name="P2"/>
      <text:p text:style-name="P2"/>
      <text:p text:style-name="P2">18. chmod --&gt; Make a file as read-only</text:p>
      <text:p text:style-name="P6">amit@amit-Lenovo-ideapad-510-15IKB:~/Desktop/CDAC/OS/Assignments/one/two/three$ <text:span text:style-name="T4">chmod +r 33.txt</text:span></text:p>
      <text:p text:style-name="P6">amit@amit-Lenovo-ideapad-510-15IKB:~/Desktop/CDAC/OS/Assignments/one/two/three$ <text:span text:style-name="T4">ls -l</text:span></text:p>
      <text:p text:style-name="P6">total 12</text:p>
      <text:p text:style-name="P6">-rw-rw-r-- 2 amit amit 46 Jun <text:s/>3 18:54 33.txt</text:p>
      <text:p text:style-name="P6">-rw-rw-r-- 2 amit amit 46 Jun <text:s/>3 18:54 4.txt</text:p>
      <text:p text:style-name="P6">amit@amit-Lenovo-ideapad-510-15IKB:~/Desktop/CDAC/OS/Assignments/one/two/three$ <text:span text:style-name="T4">chmod -w 33.txt</text:span></text:p>
      <text:p text:style-name="P6">amit@amit-Lenovo-ideapad-510-15IKB:~/Desktop/CDAC/OS/Assignments/one/two/three$ <text:span text:style-name="T4">ls -l</text:span></text:p>
      <text:p text:style-name="P6">total 12</text:p>
      <text:p text:style-name="P6">-r--r--r-- 2 amit amit 46 Jun <text:s/>3 18:54 33.txt</text:p>
      <text:p text:style-name="P6">-r--r--r-- 2 amit amit 46 Jun <text:s/>3 18:54 4.txt</text:p>
      <text:p text:style-name="P2"/>
      <text:p text:style-name="P2">19. chmod --&gt; Make a file as write, read and execute</text:p>
      <text:p text:style-name="P6">amit@amit-Lenovo-ideapad-510-15IKB:~/Desktop/CDAC/OS/Assignments/one/two/three$ <text:span text:style-name="T4">chmod +rwx 33.txt</text:span></text:p>
      <text:p text:style-name="P6">amit@amit-Lenovo-ideapad-510-15IKB:~/Desktop/CDAC/OS/Assignments/one/two/three$ <text:span text:style-name="T4">ls -l</text:span></text:p>
      <text:p text:style-name="Standard">total 12</text:p>
      <text:p text:style-name="P6">-rwxrwxr-x 2 amit amit 46 Jun <text:s/>3 18:54 33.txt</text:p>
      <text:p text:style-name="P6">-rwxrwxr-x 2 amit amit 46 Jun <text:s/>3 18:54 4.txt</text:p>
      <text:p text:style-name="P2"/>
      <text:p text:style-name="P2">20. wc (using redirection)Take input from the file, count words and store output to other file</text:p>
      <text:p text:style-name="P6">amit@amit-Lenovo-ideapad-510-15IKB:~/Desktop/CDAC/OS/Assignments/one/two/three$ <text:span text:style-name="T4">wc 33.txt</text:span></text:p>
      <text:p text:style-name="P6"><text:s/>8 <text:s/>9 46 33.txt</text:p>
      <text:p text:style-name="P6">amit@amit-Lenovo-ideapad-510-15IKB:~/Desktop/CDAC/OS/Assignments/one/two/three$ <text:span text:style-name="T4">wc &lt;33.txt&gt; 333.txt</text:span></text:p>
      <text:p text:style-name="P6">amit@amit-Lenovo-ideapad-510-15IKB:~/Desktop/CDAC/OS/Assignments/one/two/three$ <text:span text:style-name="T4">cat 333.txt</text:span></text:p>
      <text:p text:style-name="P6"><text:s/>8 <text:s/>9 46</text:p>
      <text:p text:style-name="P2"/>
      <text:p text:style-name="P2">21. who | wc (using pipe) --&gt; Count words in output of “who” command</text:p>
      <text:p text:style-name="P6">amit@amit-Lenovo-ideapad-510-15IKB:~/Desktop/CDAC/OS/Assignments/one/two/three$ <text:span text:style-name="T4">who</text:span></text:p>
      <text:p text:style-name="P6">amit <text:s text:c="4"/>tty2 <text:s text:c="8"/>2024-06-03 22:08 (tty2)</text:p>
      <text:p text:style-name="P8">amit@amit-Lenovo-ideapad-510-15IKB:~/Desktop/CDAC/OS/Assignments/one/two/three$ <text:span text:style-name="T4">who | wc</text:span></text:p>
      <text:p text:style-name="P8"><text:s text:c="6"/>1 <text:s text:c="6"/>5 <text:s text:c="5"/>46</text:p>
      <text:p text:style-name="P2"/>
      <text:p text:style-name="P2"/>
      <text:p text:style-name="P2">22. head, tail (using pipe) --&gt; Print lines 5 to 10 from the given file</text:p>
      <text:p text:style-name="P6">amit@amit-Lenovo-ideapad-510-15IKB:~/Desktop/CDAC/OS/Assignments/one/two/three$<text:span text:style-name="T4"> head -10 33.txt | tail -n +5 </text:span></text:p>
      <text:p text:style-name="P6">here</text:p>
      <text:p text:style-name="P6">from</text:p>
      <text:p text:style-name="P6">pune</text:p>
      <text:p text:style-name="P6">^hi</text:p>
      <text:p text:style-name="P6"><text:soft-page-break/>akshay</text:p>
      <text:p text:style-name="P6">pranav</text:p>
      <text:p text:style-name="P2"/>
      <text:p text:style-name="P2"/>
      <text:p text:style-name="P2">23. sort , uniq (using pipe) --&gt; Print the uniq values from the unsorted file</text:p>
      <text:p text:style-name="P6">amit@amit-Lenovo-ideapad-510-15IKB:~/Desktop/CDAC/OS/Assignments/one/two/three$ <text:span text:style-name="T4">sort 33.txt | uniq</text:span></text:p>
      <text:p text:style-name="P6">abhishek</text:p>
      <text:p text:style-name="P6">akshay</text:p>
      <text:p text:style-name="P6">amit</text:p>
      <text:p text:style-name="P6">from</text:p>
      <text:p text:style-name="P6">hello pune</text:p>
      <text:p text:style-name="P6">here</text:p>
      <text:p text:style-name="P6">^hi</text:p>
      <text:p text:style-name="P6">hii</text:p>
      <text:p text:style-name="P6">kaka</text:p>
      <text:p text:style-name="P6">keshav</text:p>
      <text:p text:style-name="P6">koli</text:p>
      <text:p text:style-name="P6">nayan</text:p>
      <text:p text:style-name="P6">pranav</text:p>
      <text:p text:style-name="P6">prasad</text:p>
      <text:p text:style-name="P6">pratik</text:p>
      <text:p text:style-name="P6">pune</text:p>
      <text:p text:style-name="P6">rajiv</text:p>
      <text:p text:style-name="P6">ram</text:p>
      <text:p text:style-name="P6">raskar</text:p>
      <text:p text:style-name="P6">yashodeep</text:p>
      <text:p text:style-name="P6"/>
      <text:p text:style-name="P2"/>
      <text:p text:style-name="P2">24. who, grep (using pipe) --&gt; Display all users not using tty2, tty3, tty4</text:p>
      <text:p text:style-name="P9">amit@amit-Lenovo-ideapad-510-15IKB:~/Desktop/CDAC/OS/Assignments/one/two/three$ <text:span text:style-name="T4">who</text:span></text:p>
      <text:p text:style-name="P9">amit <text:s text:c="4"/>tty2 <text:s text:c="8"/>2024-06-03 22:08 (tty2)</text:p>
      <text:p text:style-name="P9">amit@amit-Lenovo-ideapad-510-15IKB:~/Desktop/CDAC/OS/Assignments/one/two/three$ <text:span text:style-name="T4">who | grep -vE 'tty2|tty3|tty4'</text:span></text:p>
      <text:p text:style-name="P2"/>
      <text:p text:style-name="P2"/>
      <text:p text:style-name="P2">25. ls --&gt; Display all files in ascending order of their file size</text:p>
      <text:p text:style-name="P6">amit@amit-Lenovo-ideapad-510-15IKB:~/Desktop/CDAC/OS/Assignments/one/two/three$ <text:span text:style-name="T4">ls -l -S -r</text:span></text:p>
      <text:p text:style-name="P6">total 16</text:p>
      <text:p text:style-name="P6">-rw-rw-r-- 1 amit amit <text:s text:c="2"/>0 Jun <text:s/>3 18:15 44.txt</text:p>
      <text:p text:style-name="P6">lrwxrwxrwx 1 amit amit <text:s text:c="2"/>6 Jun <text:s/>3 17:57 4.html -&gt; 4.html</text:p>
      <text:p text:style-name="P6">-rw-rw-r-- 1 amit amit <text:s text:c="2"/>9 Jun <text:s/>3 23:36 333.txt</text:p>
      <text:p text:style-name="P6">-rw-rw-r-- 1 amit amit <text:s/>11 Jun <text:s/>2 20:05 3.html</text:p>
      <text:p text:style-name="P6">-rwxrwxr-x 2 amit amit 177 Jun <text:s/>3 23:57 4.txt</text:p>
      <text:p text:style-name="P6">-rwxrwxr-x 2 amit amit 177 Jun <text:s/>3 23:57 33.txt</text:p>
      <text:p text:style-name="P2"/>
      <text:p text:style-name="P2"/>
      <text:p text:style-name="P2">26. ls, grep (using pipe) --&gt; Count number of files and directories from current directory</text:p>
      <text:p text:style-name="P6">amit@amit-Lenovo-ideapad-510-15IKB:~/Desktop/CDAC/OS/Assignments/one/two/three$ <text:span text:style-name="T4">ls -l</text:span></text:p>
      <text:p text:style-name="P6">total 20</text:p>
      <text:p text:style-name="P6">-rw-rw-r-- 1 amit amit <text:s text:c="3"/>9 Jun <text:s/>3 23:36 333.txt</text:p>
      <text:p text:style-name="P6"><text:soft-page-break/>-rwxrwxr-x 2 amit amit <text:s/>177 Jun <text:s/>3 23:57 33.txt</text:p>
      <text:p text:style-name="P6">-rw-rw-r-- 1 amit amit <text:s text:c="2"/>11 Jun <text:s/>2 20:05 3.html</text:p>
      <text:p text:style-name="P6">-rw-rw-r-- 1 amit amit <text:s text:c="3"/>0 Jun <text:s/>3 18:15 44.txt</text:p>
      <text:p text:style-name="P6">-rwxrwxr-x 2 amit amit <text:s/>177 Jun <text:s/>3 23:57 4.txt</text:p>
      <text:p text:style-name="P6">drwxrwxr-x 2 amit amit 4096 Jun <text:s/>4 00:12 four</text:p>
      <text:p text:style-name="P6">amit@amit-Lenovo-ideapad-510-15IKB:~/Desktop/CDAC/OS/Assignments/one/two/three$ <text:span text:style-name="T4">ls -l | grep "^d"</text:span></text:p>
      <text:p text:style-name="P6">drwxrwxr-x 2 amit amit 4096 Jun <text:s/>4 00:12 four</text:p>
      <text:p text:style-name="P6">amit@amit-Lenovo-ideapad-510-15IKB:~/Desktop/CDAC/OS/Assignments/one/two/three$ <text:span text:style-name="T4">ls -l | grep "^d" | wc -l</text:span></text:p>
      <text:p text:style-name="P6">1</text:p>
      <text:p text:style-name="P6">amit@amit-Lenovo-ideapad-510-15IKB:~/Desktop/CDAC/OS/Assignments/one/two/three$ <text:span text:style-name="T4">ls -l | grep "^-"</text:span></text:p>
      <text:p text:style-name="P6">-rw-rw-r-- 1 amit amit <text:s text:c="3"/>9 Jun <text:s/>3 23:36 333.txt</text:p>
      <text:p text:style-name="P6">-rwxrwxr-x 2 amit amit <text:s/>177 Jun <text:s/>3 23:57 33.txt</text:p>
      <text:p text:style-name="P6">-rw-rw-r-- 1 amit amit <text:s text:c="2"/>11 Jun <text:s/>2 20:05 3.html</text:p>
      <text:p text:style-name="P6">-rw-rw-r-- 1 amit amit <text:s text:c="3"/>0 Jun <text:s/>3 18:15 44.txt</text:p>
      <text:p text:style-name="P6">-rwxrwxr-x 2 amit amit <text:s/>177 Jun <text:s/>3 23:57 4.txt</text:p>
      <text:p text:style-name="P6">amit@amit-Lenovo-ideapad-510-15IKB:~/Desktop/CDAC/OS/Assignments/one/two/three$ <text:span text:style-name="T4">ls -l | grep "^-" | wc -l</text:span></text:p>
      <text:p text:style-name="P6">5</text:p>
      <text:p text:style-name="P2"/>
      <text:p text:style-name="P2"/>
      <text:p text:style-name="P2">27. ls, grep (using pipe) --&gt; Display only hidden files in a directory</text:p>
      <text:p text:style-name="P6">amit@amit-Lenovo-ideapad-510-15IKB:~/Desktop/CDAC/OS/Assignments/one/two/three$ <text:span text:style-name="T4">ls -a | grep "^\." </text:span></text:p>
      <text:p text:style-name="P6">.</text:p>
      <text:p text:style-name="P6">..</text:p>
      <text:p text:style-name="P6">.44.txt</text:p>
      <text:p text:style-name="P6"/>
      <text:p text:style-name="P2"/>
      <text:p text:style-name="P2">28. tr --&gt; Convert file contents into uppercase , also learn "-s" option of this command</text:p>
      <text:p text:style-name="Standard">amit@amit-Lenovo-ideapad-510-15IKB:~/Desktop/CDAC/OS/Assignments/one/two/three$ <text:span text:style-name="T4">tr "a-z" "A-Z" &lt; 1.sh</text:span></text:p>
      <text:p text:style-name="Standard">AMIT</text:p>
      <text:p text:style-name="Standard">ASHOK</text:p>
      <text:p text:style-name="Standard">RASKAR</text:p>
      <text:p text:style-name="Standard">NAGAR</text:p>
      <text:p text:style-name="Standard">MUMBAI</text:p>
      <text:p text:style-name="Standard">PUNE</text:p>
      <text:p text:style-name="Standard">PUUUUUUUUUNNNNNNNNNEEEEEEEEEEE</text:p>
      <text:p text:style-name="Standard">PUUUUUUUUUNNNNNNNNNEEEEEEEEEEE</text:p>
      <text:p text:style-name="Standard"/>
      <text:p text:style-name="Standard">amit@amit-Lenovo-ideapad-510-15IKB:~/Desktop/CDAC/OS/Assignments/one/two/three$ <text:span text:style-name="T4">tr -s "a-z" "A-Z" &lt; 1.sh</text:span></text:p>
      <text:p text:style-name="Standard">AMIT</text:p>
      <text:p text:style-name="Standard">ASHOK</text:p>
      <text:p text:style-name="Standard">RASKAR</text:p>
      <text:p text:style-name="Standard">NAGAR</text:p>
      <text:p text:style-name="Standard">MUMBAI</text:p>
      <text:p text:style-name="Standard">PUNE</text:p>
      <text:p text:style-name="Standard">PUNE</text:p>
      <text:p text:style-name="Standard"><text:soft-page-break/>PUNE</text:p>
      <text:p text:style-name="P2"/>
      <text:p text:style-name="P2"/>
      <text:p text:style-name="P2">29. cut --&gt; Split the file contents using delimiter and print required fields</text:p>
      <text:p text:style-name="P6">amit@amit-Lenovo-ideapad-510-15IKB:~/Desktop/CDAC/OS/Assignments/one/two/three$ <text:span text:style-name="T4">./1.sh</text:span></text:p>
      <text:p text:style-name="P6">Amit amit</text:p>
      <text:p text:style-name="P6">Ashok ashok</text:p>
      <text:p text:style-name="P6">Raskar raskar</text:p>
      <text:p text:style-name="P6">nagar nagar</text:p>
      <text:p text:style-name="P6">mumbai mumbai</text:p>
      <text:p text:style-name="P6">pune pune</text:p>
      <text:p text:style-name="P6">puuuuuuuuunnnnnnnnneeeeeeeeeee</text:p>
      <text:p text:style-name="P6">amit@amit-Lenovo-ideapad-510-15IKB:~/Desktop/CDAC/OS/Assignments/one/two/three$ <text:span text:style-name="T4">cut -d " " -f1 1.sh</text:span></text:p>
      <text:p text:style-name="P6">#!/bin/bash</text:p>
      <text:p text:style-name="P6">Amit</text:p>
      <text:p text:style-name="P6">Ashok</text:p>
      <text:p text:style-name="P6">Raskar</text:p>
      <text:p text:style-name="P6">nagar</text:p>
      <text:p text:style-name="P6">mumbai</text:p>
      <text:p text:style-name="P6">pune</text:p>
      <text:p text:style-name="P6">puuuuuuuuunnnnnnnnneeeeeeeeee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8:23:12.670974437</meta:creation-date>
    <dc:date>2024-06-04T17:14:08.987003097</dc:date>
    <meta:editing-duration>PT2H45M4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7" meta:paragraph-count="244" meta:word-count="1161" meta:character-count="10774" meta:non-whitespace-character-count="9580"/>
  </office:meta>
</office:document-meta>
</file>